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明朝" svg:font-family="IPAex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660066" draw:fill="solid"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dash" draw:stroke-dash="Ultrafine_20_Dashed" svg:stroke-color="#ff420e" draw:fill="solid" draw:fill-color="#ff9900" draw:textarea-horizontal-align="justify" draw:textarea-vertical-align="middle" draw:auto-grow-height="false" text:animation="none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gradient" draw:fill-color="#ffff00" draw:fill-gradient-name="Gradient_20_3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svg:stroke-color="#ff6600" draw:fill="none" draw:opacity="15%" draw:textarea-horizontal-align="justify" draw:textarea-vertical-align="middle" draw:auto-grow-height="false" draw:shadow-opacity="15%"/>
    </style:style>
    <style:style style:name="gr12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0.5cm"/>
    </style:style>
    <style:style style:name="gr14" style:family="graphic" style:parent-style-name="standard">
      <style:graphic-properties draw:stroke="none" draw:fill="gradient" draw:fill-color="#004586" draw:fill-gradient-name="Gradient_20_1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/>
    </style:style>
    <style:style style:name="gr16" style:family="graphic" style:parent-style-name="standard">
      <style:graphic-properties svg:stroke-color="#ccffff" draw:fill="solid" draw:fill-color="#ccffff"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none" svg:stroke-color="#000000" draw:fill="none" draw:fill-color="#ffffff" fo:min-height="0.6cm"/>
    </style:style>
    <style:style style:name="gr1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gradient" draw:fill-color="#333333" draw:fill-gradient-name="Gradient_20_8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5cm" svg:y1="6cm" svg:x2="9.2cm" svg:y2="6.7cm">
          <text:p/>
        </draw:line>
        <draw:line draw:style-name="gr2" draw:text-style-name="P1" draw:layer="layout" svg:x1="11.5cm" svg:y1="6cm" svg:x2="8.8cm" svg:y2="6cm">
          <text:p/>
        </draw:line>
        <draw:line draw:style-name="gr2" draw:text-style-name="P1" draw:layer="layout" svg:x1="11.5cm" svg:y1="5.6cm" svg:x2="8.8cm" svg:y2="5.6cm">
          <text:p/>
        </draw:line>
        <draw:line draw:style-name="gr2" draw:text-style-name="P1" draw:layer="layout" svg:x1="11.5cm" svg:y1="5.2cm" svg:x2="8.9cm" svg:y2="5.2cm">
          <text:p/>
        </draw:line>
        <draw:line draw:style-name="gr2" draw:text-style-name="P1" draw:layer="layout" svg:x1="11.5cm" svg:y1="4.8cm" svg:x2="8.7cm" svg:y2="4.8cm">
          <text:p/>
        </draw:line>
        <draw:custom-shape draw:style-name="gr3" draw:text-style-name="P1" draw:layer="layout" svg:width="0.1cm" svg:height="2.5cm" svg:x="11.2cm" svg:y="4.6cm">
          <text:p/>
          <draw:enhanced-geometry svg:viewBox="0 0 21600 21600" draw:extrusion="true" draw:type="rectangle" draw:enhanced-path="M 0 0 L 21600 0 21600 21600 0 21600 0 0 Z N"/>
        </draw:custom-shape>
        <draw:line draw:style-name="gr1" draw:text-style-name="P1" draw:layer="layout" svg:x1="11.5cm" svg:y1="4.8cm" svg:x2="14.1cm" svg:y2="4.3cm">
          <text:p/>
        </draw:line>
        <draw:line draw:style-name="gr1" draw:text-style-name="P1" draw:layer="layout" svg:x1="11.5cm" svg:y1="5.2cm" svg:x2="14.1cm" svg:y2="5.2cm">
          <text:p/>
        </draw:line>
        <draw:line draw:style-name="gr1" draw:text-style-name="P1" draw:layer="layout" svg:x1="11.5cm" svg:y1="5.6cm" svg:x2="14.1cm" svg:y2="5.6cm">
          <text:p/>
        </draw:line>
        <draw:line draw:style-name="gr1" draw:text-style-name="P1" draw:layer="layout" svg:x1="11.5cm" svg:y1="6.4cm" svg:x2="14.1cm" svg:y2="6.4cm">
          <text:p/>
        </draw:line>
        <draw:line draw:style-name="gr2" draw:text-style-name="P1" draw:layer="layout" svg:x1="11.5cm" svg:y1="6.4cm" svg:x2="8.4cm" svg:y2="6.4cm">
          <text:p/>
        </draw:line>
        <draw:line draw:style-name="gr4" draw:text-style-name="P1" draw:layer="layout" svg:x1="11.5cm" svg:y1="6cm" svg:x2="14.1cm" svg:y2="6cm">
          <text:p/>
        </draw:line>
        <draw:line draw:style-name="gr4" draw:text-style-name="P1" draw:layer="layout" svg:x1="11.5cm" svg:y1="4.8cm" svg:x2="14.1cm" svg:y2="4.8cm">
          <text:p/>
        </draw:line>
        <draw:custom-shape draw:style-name="gr5" draw:text-style-name="P1" draw:layer="layout" svg:width="3.1cm" svg:height="2.7cm" svg:x="6.1cm" svg:y="4.2cm">
          <text:p text:style-name="P1">α線の照射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cm" svg:height="0.7cm" svg:x="11.3cm" svg:y="3.1cm">
          <text:p text:style-name="P1">薄い金属板</text:p>
          <draw:enhanced-geometry svg:viewBox="0 0 21600 21600" draw:mirror-vertical="false" draw:text-areas="800 800 20800 20800" draw:type="round-rectangular-callout" draw:modifiers="842.189452636841 38177.4607703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3.9cm" svg:height="1.7cm" svg:x="8cm" svg:y="7.3cm">
          <text:p text:style-name="P1"><text:span text:style-name="T1">たまに軌道が</text:span></text:p>
          <text:p text:style-name="P1"><text:span text:style-name="T1">大きくずれる</text:span></text:p>
          <text:p text:style-name="P1"><text:span text:style-name="T1">ことがある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146.0651115099 -11034.9206349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" draw:layer="layout" svg:width="0.6cm" svg:height="0.617cm" svg:x="8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1cm" svg:height="0.8cm" svg:x="6.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4.1cm" svg:x="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17cm" svg:height="0.842cm" draw:transform="skewX (-0.419926218029836) rotate (-0.801106126665397) translate (7.085cm 11.7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6.9cm" svg:y="12.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8.549cm" svg:y="12.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103cm" svg:height="0.866cm" draw:transform="rotate (0.771260996456294) translate (6.625cm 14.8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7.3cm" svg:y="14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9.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4cm" svg:height="1.1cm" svg:x="10.7cm" svg:y="12.3cm">
          <text:p text:style-name="P1"><text:span text:style-name="T2">ラザフォードの</text:span></text:p>
          <text:p text:style-name="P1"><text:span text:style-name="T2">原子模型</text:span></text:p>
          <draw:enhanced-geometry svg:viewBox="0 0 21600 21600" draw:text-areas="800 800 20800 20800" draw:type="round-rectangular-callout" draw:modifiers="-1378.18288738606 21423.43324250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4.134cm" svg:height="4.1cm" svg:x="6.3cm" svg:y="11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5cm" svg:height="1.9cm" svg:x="10.6cm" svg:y="1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0.8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cm" svg:height="0.3cm" svg:x="11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1cm" svg:height="1.055cm" svg:x="11.8cm" svg:y="14.2cm">
          <draw:text-box>
            <text:p>電子</text:p>
          </draw:text-box>
        </draw:frame>
        <draw:custom-shape draw:style-name="gr14" draw:text-style-name="P1" draw:layer="layout" svg:width="4cm" svg:height="4cm" svg:x="5.1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6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6.9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8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6.8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7.2cm" svg:y="2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5.8cm" svg:y="2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4cm" svg:height="1.1cm" svg:x="9.3cm" svg:y="20.5cm">
          <text:p text:style-name="P1"><text:span text:style-name="T3">正電荷は一様に分布</text:span></text:p>
          <text:p text:style-name="P1"><text:span text:style-name="T3">(</text:span><text:span text:style-name="T3">黒領域</text:span><text:span text:style-name="T3">)</text:span></text:p>
          <draw:enhanced-geometry svg:viewBox="0 0 21600 21600" draw:extrusion="false" draw:extrusion-rotation-angle="20 15" draw:text-areas="800 800 20800 20800" draw:type="round-rectangular-callout" draw:modifiers="-2872.08197950512 16087.1934604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0.4cm" svg:height="0.4cm" svg:x="9.8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2cm" svg:height="1.055cm" svg:x="10.4cm" svg:y="21.6cm">
          <draw:text-box>
            <text:p>電子</text:p>
          </draw:text-box>
        </draw:frame>
        <draw:custom-shape draw:style-name="gr7" draw:text-style-name="P3" draw:layer="layout" svg:width="2.6cm" svg:height="1.1cm" svg:x="8.9cm" svg:y="19.1cm">
          <text:p text:style-name="P1"><text:span text:style-name="T2">トムソンの</text:span></text:p>
          <text:p text:style-name="P1"><text:span text:style-name="T2">原子模型</text:span></text:p>
          <draw:enhanced-geometry svg:viewBox="0 0 21600 21600" draw:text-areas="800 800 20800 20800" draw:type="round-rectangular-callout" draw:modifiers="2167.47404844291 27308.99182561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draw:layer="layout" svg:width="3.703cm" svg:height="0.972cm" draw:transform="rotate (0.113097335529233) translate (7.444cm 25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83cm" svg:height="0.483cm" svg:x="7.452cm" svg:y="25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83cm" svg:height="0.483cm" svg:x="10.537cm" svg:y="25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83cm" svg:height="0.483cm" svg:x="9.577cm" svg:y="2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127cm" svg:height="1.127cm" svg:x="8.766cm" svg:y="24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2.5cm" svg:height="1.055cm" svg:x="11.8cm" svg:y="15.2cm">
          <draw:text-box>
            <text:p>原子核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ex明朝" svg:font-family="IPAex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8" draw:display-name="Gradient 8" draw:style="radial" draw:cx="0%" draw:cy="0%" draw:start-color="#1c1c1c" draw:end-color="#ffffff" draw:start-intensity="80%" draw:end-intensity="95%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park3 </meta:initial-creator>
    <meta:creation-date>2014-01-01T19:03:44.979828792</meta:creation-date>
    <dc:date>2014-01-01T23:02:22.899745384</dc:date>
    <dc:creator>Spark3 </dc:creator>
    <meta:editing-duration>PT29M26S</meta:editing-duration>
    <meta:editing-cycles>21</meta:editing-cycles>
    <meta:generator>LibreOffice/4.1.3.2$Linux_X86_64 LibreOffice_project/410$Build-2</meta:generator>
    <meta:document-statistic meta:object-count="48"/>
  </office:meta>
</office:document-meta>
</file>